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4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17mm"/>
    </style:style>
    <style:style style:name="co14" style:family="table-column">
      <style:table-column-properties fo:break-before="auto" style:column-width="29.21mm"/>
    </style:style>
    <style:style style:name="co15" style:family="table-column">
      <style:table-column-properties fo:break-before="auto" style:column-width="40.11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17.52mm"/>
    </style:style>
    <style:style style:name="co18" style:family="table-column">
      <style:table-column-properties fo:break-before="auto" style:column-width="13.9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4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9" table:default-cell-style-name="ce3"/>
        <table:table-column table:style-name="co4" table:number-columns-repeated="1006" table:default-cell-style-name="ce3"/>
        <table:table-row table:style-name="ro1">
          <table:table-cell table:style-name="ce1" office:value-type="string" calcext:value-type="string">
            <text:p>FUNGO</text:p>
          </table:table-cell>
          <table:table-cell table:style-name="ce1" office:value-type="string" calcext:value-type="string">
            <text:p>[] OE </text:p>
          </table:table-cell>
          <table:table-cell table:style-name="ce6" office:value-type="string" calcext:value-type="string">
            <text:p>O. odorifer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table:style-name="ce9" office:value-type="string" calcext:value-type="string">
            <text:p>Media_odo</text:p>
          </table:table-cell>
          <table:table-cell table:style-name="ce9" office:value-type="string" calcext:value-type="string">
            <text:p>dp_odo</text:p>
          </table:table-cell>
          <table:table-cell table:style-name="ce6" office:value-type="string" calcext:value-type="string">
            <text:p>O. diospyrifoli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table:style-name="ce9" office:value-type="string" calcext:value-type="string">
            <text:p>Media_dio</text:p>
          </table:table-cell>
          <table:table-cell table:style-name="ce9" office:value-type="string" calcext:value-type="string">
            <text:p>dp_dio</text:p>
          </table:table-cell>
          <table:table-cell table:style-name="ce6" office:value-type="string" calcext:value-type="string">
            <text:p>O. puberula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table:style-name="ce9" office:value-type="string" calcext:value-type="string">
            <text:p>Media_pub</text:p>
          </table:table-cell>
          <table:table-cell table:style-name="ce9" office:value-type="string" calcext:value-type="string">
            <text:p>dp_pub</text:p>
          </table:table-cell>
          <table:table-cell table:style-name="ce6" office:value-type="string" calcext:value-type="string">
            <text:p>C. dinisii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table:style-name="ce9" office:value-type="string" calcext:value-type="string">
            <text:p>Media_din</text:p>
          </table:table-cell>
          <table:table-cell table:style-name="ce9" office:value-type="string" calcext:value-type="string">
            <text:p>dp_din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ternaria alternata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.3" calcext:value-type="float">
            <text:p>10,3</text:p>
          </table:table-cell>
          <table:table-cell table:style-name="ce10" table:formula="of:=AVERAGE([.C2:.E2])" office:value-type="float" office:value="9.9" calcext:value-type="float">
            <text:p>9,9</text:p>
          </table:table-cell>
          <table:table-cell table:style-name="ce12" table:formula="of:=STDEV([.C2:.E2])" office:value-type="float" office:value="0.458257569495584" calcext:value-type="float">
            <text:p>0,46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AVERAGE([.H2:.J2])" office:value-type="float" office:value="3.96666666666667" calcext:value-type="float">
            <text:p>3,97</text:p>
          </table:table-cell>
          <table:table-cell table:style-name="ce12" table:formula="of:=STDEV([.H2:.J2])" office:value-type="float" office:value="0.0577350269189626" calcext:value-type="float">
            <text:p>0,06</text:p>
          </table:table-cell>
          <table:table-cell office:value-type="float" office:value="0.33" calcext:value-type="float">
            <text:p>0,33</text:p>
          </table:table-cell>
          <table:table-cell office:value-type="float" office:value="1.55" calcext:value-type="float">
            <text:p>1,55</text:p>
          </table:table-cell>
          <table:table-cell office:value-type="float" office:value="0.89" calcext:value-type="float">
            <text:p>0,89</text:p>
          </table:table-cell>
          <table:table-cell table:style-name="ce11" table:formula="of:=AVERAGE([.M2:.O2])" office:value-type="float" office:value="0.923333333333333" calcext:value-type="float">
            <text:p>0,92</text:p>
          </table:table-cell>
          <table:table-cell table:style-name="ce15" table:formula="of:=STDEV([.M2:.O2])" office:value-type="float" office:value="0.610682678101593" calcext:value-type="float">
            <text:p>0,611</text:p>
          </table:table-cell>
          <table:table-cell office:value-type="float" office:value="5.35" calcext:value-type="float">
            <text:p>5,35</text:p>
          </table:table-cell>
          <table:table-cell table:style-name="ce16" office:value-type="float" office:value="6.25" calcext:value-type="float">
            <text:p>6,25</text:p>
          </table:table-cell>
          <table:table-cell office:value-type="float" office:value="7.61" calcext:value-type="float">
            <text:p>7,61</text:p>
          </table:table-cell>
          <table:table-cell table:style-name="ce17" table:formula="of:=AVERAGE([.R2:.T2])" office:value-type="float" office:value="6.40333333333333" calcext:value-type="float">
            <text:p>6,40</text:p>
          </table:table-cell>
          <table:table-cell table:style-name="ce12" table:formula="of:=STDEV([.R2:.T2])" office:value-type="float" office:value="1.13777560763682" calcext:value-type="float">
            <text:p>1,14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6" calcext:value-type="percentage">
            <text:p>60%</text:p>
          </table:table-cell>
          <table:table-cell table:style-name="ce7" office:value-type="float" office:value="10.6" calcext:value-type="float">
            <text:p>10,6</text:p>
          </table:table-cell>
          <table:table-cell table:style-name="ce7" office:value-type="float" office:value="11.1" calcext:value-type="float">
            <text:p>11,1</text:p>
          </table:table-cell>
          <table:table-cell table:style-name="ce7" office:value-type="float" office:value="11.7" calcext:value-type="float">
            <text:p>11,7</text:p>
          </table:table-cell>
          <table:table-cell table:style-name="ce11" table:formula="of:=AVERAGE([.C3:.E3])" office:value-type="float" office:value="11.1333333333333" calcext:value-type="float">
            <text:p>11,13</text:p>
          </table:table-cell>
          <table:table-cell table:style-name="ce12" table:formula="of:=STDEV([.C3:.E3])" office:value-type="float" office:value="0.55075705472861" calcext:value-type="float">
            <text:p>0,55</text:p>
          </table:table-cell>
          <table:table-cell office:value-type="float" office:value="5.2" calcext:value-type="float">
            <text:p>5,2</text:p>
          </table:table-cell>
          <table:table-cell office:value-type="float" office:value="5.3" calcext:value-type="float">
            <text:p>5,3</text:p>
          </table:table-cell>
          <table:table-cell office:value-type="float" office:value="6.5" calcext:value-type="float">
            <text:p>6,5</text:p>
          </table:table-cell>
          <table:table-cell table:style-name="ce11" table:formula="of:=AVERAGE([.H3:.J3])" office:value-type="float" office:value="5.66666666666667" calcext:value-type="float">
            <text:p>5,67</text:p>
          </table:table-cell>
          <table:table-cell table:style-name="ce12" table:formula="of:=STDEV([.H3:.J3])" office:value-type="float" office:value="0.723417813807024" calcext:value-type="float">
            <text:p>0,72</text:p>
          </table:table-cell>
          <table:table-cell office:value-type="float" office:value="0.17" calcext:value-type="float">
            <text:p>0,17</text:p>
          </table:table-cell>
          <table:table-cell office:value-type="float" office:value="0.35" calcext:value-type="float">
            <text:p>0,35</text:p>
          </table:table-cell>
          <table:table-cell office:value-type="float" office:value="0.97" calcext:value-type="float">
            <text:p>0,97</text:p>
          </table:table-cell>
          <table:table-cell table:style-name="ce11" table:formula="of:=AVERAGE([.M3:.O3])" office:value-type="float" office:value="0.496666666666667" calcext:value-type="float">
            <text:p>0,50</text:p>
          </table:table-cell>
          <table:table-cell table:style-name="ce15" table:formula="of:=STDEV([.M3:.O3])" office:value-type="float" office:value="0.419682419614324" calcext:value-type="float">
            <text:p>0,420</text:p>
          </table:table-cell>
          <table:table-cell office:value-type="float" office:value="7.21" calcext:value-type="float">
            <text:p>7,21</text:p>
          </table:table-cell>
          <table:table-cell table:style-name="ce16" office:value-type="float" office:value="8.2" calcext:value-type="float">
            <text:p>8,2</text:p>
          </table:table-cell>
          <table:table-cell table:style-name="ce16" office:value-type="float" office:value="9.3" calcext:value-type="float">
            <text:p>9,3</text:p>
          </table:table-cell>
          <table:table-cell table:style-name="ce17" table:formula="of:=AVERAGE([.R3:.T3])" office:value-type="float" office:value="8.23666666666667" calcext:value-type="float">
            <text:p>8,24</text:p>
          </table:table-cell>
          <table:table-cell table:style-name="ce12" table:formula="of:=STDEV([.R3:.T3])" office:value-type="float" office:value="1.04548234482144" calcext:value-type="float">
            <text:p>1,05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7" calcext:value-type="percentage">
            <text:p>70%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2.9" calcext:value-type="float">
            <text:p>12,9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AVERAGE([.C4:.E4])" office:value-type="float" office:value="12.6333333333333" calcext:value-type="float">
            <text:p>12,63</text:p>
          </table:table-cell>
          <table:table-cell table:style-name="ce12" table:formula="of:=STDEV([.C4:.E4])" office:value-type="float" office:value="0.55075705472861" calcext:value-type="float">
            <text:p>0,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,7</text:p>
          </table:table-cell>
          <table:table-cell table:style-name="ce11" table:formula="of:=AVERAGE([.H4:.J4])" office:value-type="float" office:value="7.23333333333333" calcext:value-type="float">
            <text:p>7,23</text:p>
          </table:table-cell>
          <table:table-cell table:style-name="ce12" table:formula="of:=STDEV([.H4:.J4])" office:value-type="float" office:value="1.0785793124909" calcext:value-type="float">
            <text:p>1,08</text:p>
          </table:table-cell>
          <table:table-cell office:value-type="float" office:value="0.51" calcext:value-type="float">
            <text:p>0,51</text:p>
          </table:table-cell>
          <table:table-cell office:value-type="float" office:value="0.43" calcext:value-type="float">
            <text:p>0,43</text:p>
          </table:table-cell>
          <table:table-cell office:value-type="float" office:value="0.27" calcext:value-type="float">
            <text:p>0,27</text:p>
          </table:table-cell>
          <table:table-cell table:style-name="ce11" table:formula="of:=AVERAGE([.M4:.O4])" office:value-type="float" office:value="0.403333333333333" calcext:value-type="float">
            <text:p>0,40</text:p>
          </table:table-cell>
          <table:table-cell table:style-name="ce15" table:formula="of:=STDEV([.M4:.O4])" office:value-type="float" office:value="0.122202018532156" calcext:value-type="float">
            <text:p>0,122</text:p>
          </table:table-cell>
          <table:table-cell office:value-type="float" office:value="10.1" calcext:value-type="float">
            <text:p>10,1</text:p>
          </table:table-cell>
          <table:table-cell table:style-name="ce16" office:value-type="float" office:value="9.7" calcext:value-type="float">
            <text:p>9,7</text:p>
          </table:table-cell>
          <table:table-cell office:value-type="float" office:value="7.5" calcext:value-type="float">
            <text:p>7,5</text:p>
          </table:table-cell>
          <table:table-cell table:style-name="ce17" table:formula="of:=AVERAGE([.R4:.T4])" office:value-type="float" office:value="9.1" calcext:value-type="float">
            <text:p>9,10</text:p>
          </table:table-cell>
          <table:table-cell table:style-name="ce12" table:formula="of:=STDEV([.R4:.T4])" office:value-type="float" office:value="1.4" calcext:value-type="float">
            <text:p>1,40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8" calcext:value-type="percentage">
            <text:p>80%</text:p>
          </table:table-cell>
          <table:table-cell table:style-name="ce7" office:value-type="float" office:value="12.7" calcext:value-type="float">
            <text:p>12,7</text:p>
          </table:table-cell>
          <table:table-cell table:style-name="ce7" office:value-type="float" office:value="13.4" calcext:value-type="float">
            <text:p>13,4</text:p>
          </table:table-cell>
          <table:table-cell table:style-name="ce7" office:value-type="float" office:value="13.3" calcext:value-type="float">
            <text:p>13,3</text:p>
          </table:table-cell>
          <table:table-cell table:style-name="ce11" table:formula="of:=AVERAGE([.C5:.E5])" office:value-type="float" office:value="13.1333333333333" calcext:value-type="float">
            <text:p>13,13</text:p>
          </table:table-cell>
          <table:table-cell table:style-name="ce12" table:formula="of:=STDEV([.C5:.E5])" office:value-type="float" office:value="0.378593889720019" calcext:value-type="float">
            <text:p>0,3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3" table:formula="of:=STDEV([.H5:.J5])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style-name="ce11" table:formula="of:=AVERAGE([.M5:.O5])" office:value-type="float" office:value="0.966666666666667" calcext:value-type="float">
            <text:p>0,97</text:p>
          </table:table-cell>
          <table:table-cell table:style-name="ce15" table:formula="of:=STDEV([.M5:.O5])" office:value-type="float" office:value="0.0665832811847939" calcext:value-type="float">
            <text:p>0,067</text:p>
          </table:table-cell>
          <table:table-cell office:value-type="float" office:value="10.3" calcext:value-type="float">
            <text:p>10,3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.11" calcext:value-type="float">
            <text:p>11,11</text:p>
          </table:table-cell>
          <table:table-cell table:style-name="ce17" table:formula="of:=AVERAGE([.R5:.T5])" office:value-type="float" office:value="10.47" calcext:value-type="float">
            <text:p>10,47</text:p>
          </table:table-cell>
          <table:table-cell table:style-name="ce12" table:formula="of:=STDEV([.R5:.T5])" office:value-type="float" office:value="0.574195088798223" calcext:value-type="float">
            <text:p>0,57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0.9" calcext:value-type="percentage">
            <text:p>90%</text:p>
          </table:table-cell>
          <table:table-cell table:style-name="ce7" office:value-type="float" office:value="13.1" calcext:value-type="float">
            <text:p>13,1</text:p>
          </table:table-cell>
          <table:table-cell table:style-name="ce7" office:value-type="float" office:value="13.8" calcext:value-type="float">
            <text:p>13,8</text:p>
          </table:table-cell>
          <table:table-cell table:style-name="ce7" office:value-type="float" office:value="13.9" calcext:value-type="float">
            <text:p>13,9</text:p>
          </table:table-cell>
          <table:table-cell table:style-name="ce11" table:formula="of:=AVERAGE([.C6:.E6])" office:value-type="float" office:value="13.6" calcext:value-type="float">
            <text:p>13,60</text:p>
          </table:table-cell>
          <table:table-cell table:style-name="ce12" table:formula="of:=STDEV([.C6:.E6])" office:value-type="float" office:value="0.435889894354068" calcext:value-type="float">
            <text:p>0,44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,8</text:p>
          </table:table-cell>
          <table:table-cell office:value-type="float" office:value="13.1" calcext:value-type="float">
            <text:p>13,1</text:p>
          </table:table-cell>
          <table:table-cell table:style-name="ce10" office:value-type="float" office:value="12.3" calcext:value-type="float">
            <text:p>12,3</text:p>
          </table:table-cell>
          <table:table-cell table:formula="of:=STDEV([.H6:.J6])" office:value-type="float" office:value="0.7" calcext:value-type="float">
            <text:p>0,7</text:p>
          </table:table-cell>
          <table:table-cell office:value-type="float" office:value="2.31" calcext:value-type="float">
            <text:p>2,31</text:p>
          </table:table-cell>
          <table:table-cell office:value-type="float" office:value="3.1" calcext:value-type="float">
            <text:p>3,1</text:p>
          </table:table-cell>
          <table:table-cell office:value-type="float" office:value="2.77" calcext:value-type="float">
            <text:p>2,77</text:p>
          </table:table-cell>
          <table:table-cell table:style-name="ce11" table:formula="of:=AVERAGE([.M6:.O6])" office:value-type="float" office:value="2.72666666666667" calcext:value-type="float">
            <text:p>2,73</text:p>
          </table:table-cell>
          <table:table-cell table:style-name="ce15" table:formula="of:=STDEV([.M6:.O6])" office:value-type="float" office:value="0.39677869566464" calcext:value-type="float">
            <text:p>0,397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15.5" calcext:value-type="float">
            <text:p>15,5</text:p>
          </table:table-cell>
          <table:table-cell office:value-type="float" office:value="17.01" calcext:value-type="float">
            <text:p>17,01</text:p>
          </table:table-cell>
          <table:table-cell table:style-name="ce17" table:formula="of:=AVERAGE([.R6:.T6])" office:value-type="float" office:value="16.17" calcext:value-type="float">
            <text:p>16,17</text:p>
          </table:table-cell>
          <table:table-cell table:style-name="ce12" table:formula="of:=STDEV([.R6:.T6])" office:value-type="float" office:value="0.769220384545288" calcext:value-type="float">
            <text:p>0,77</text:p>
          </table:table-cell>
          <table:table-cell table:number-columns-repeated="1000"/>
        </table:table-row>
        <table:table-row table:style-name="ro1">
          <table:table-cell table:style-name="ce2"/>
          <table:table-cell table:style-name="ce4" office:value-type="percentage" office:value="1" calcext:value-type="percentage">
            <text:p>100%</text:p>
          </table:table-cell>
          <table:table-cell table:style-name="ce7" office:value-type="float" office:value="14.3" calcext:value-type="float">
            <text:p>14,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5.2" calcext:value-type="float">
            <text:p>15,2</text:p>
          </table:table-cell>
          <table:table-cell table:style-name="ce11" table:formula="of:=AVERAGE([.C7:.E7])" office:value-type="float" office:value="14.8333333333333" calcext:value-type="float">
            <text:p>14,83</text:p>
          </table:table-cell>
          <table:table-cell table:style-name="ce12" table:formula="of:=STDEV([.C7:.E7])" office:value-type="float" office:value="0.47258156262526" calcext:value-type="float">
            <text:p>0,47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,9</text:p>
          </table:table-cell>
          <table:table-cell office:value-type="float" office:value="14.2" calcext:value-type="float">
            <text:p>14,2</text:p>
          </table:table-cell>
          <table:table-cell table:style-name="ce10" office:value-type="float" office:value="14.03" calcext:value-type="float">
            <text:p>14,03</text:p>
          </table:table-cell>
          <table:table-cell table:style-name="ce12" table:formula="of:=STDEV([.H7:.J7])" office:value-type="float" office:value="0.152752523165194" calcext:value-type="float">
            <text:p>0,15</text:p>
          </table:table-cell>
          <table:table-cell office:value-type="float" office:value="4.32" calcext:value-type="float">
            <text:p>4,32</text:p>
          </table:table-cell>
          <table:table-cell office:value-type="float" office:value="3.57" calcext:value-type="float">
            <text:p>3,57</text:p>
          </table:table-cell>
          <table:table-cell office:value-type="float" office:value="5.01" calcext:value-type="float">
            <text:p>5,01</text:p>
          </table:table-cell>
          <table:table-cell table:style-name="ce11" table:formula="of:=AVERAGE([.M7:.O7])" office:value-type="float" office:value="4.3" calcext:value-type="float">
            <text:p>4,30</text:p>
          </table:table-cell>
          <table:table-cell table:style-name="ce15" table:formula="of:=STDEV([.M7:.O7])" office:value-type="float" office:value="0.720208303201233" calcext:value-type="float">
            <text:p>0,720</text:p>
          </table:table-cell>
          <table:table-cell office:value-type="float" office:value="16.2" calcext:value-type="float">
            <text:p>16,2</text:p>
          </table:table-cell>
          <table:table-cell table:style-name="ce14" office:value-type="float" office:value="16.1" calcext:value-type="float">
            <text:p>16,1</text:p>
          </table:table-cell>
          <table:table-cell office:value-type="float" office:value="15.9" calcext:value-type="float">
            <text:p>15,9</text:p>
          </table:table-cell>
          <table:table-cell table:style-name="ce17" table:formula="of:=AVERAGE([.R7:.T7])" office:value-type="float" office:value="16.0666666666667" calcext:value-type="float">
            <text:p>16,07</text:p>
          </table:table-cell>
          <table:table-cell table:style-name="ce12" table:formula="of:=STDEV([.R7:.T7])" office:value-type="float" office:value="0.152752523165194" calcext:value-type="float">
            <text:p>0,15</text:p>
          </table:table-cell>
          <table:table-cell table:number-columns-repeated="1000"/>
        </table:table-row>
        <table:table-row table:style-name="ro1">
          <table:table-cell table:style-name="ce2"/>
          <table:table-cell/>
          <table:table-cell table:style-name="ce8" table:number-columns-repeated="3"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4"/>
          <table:table-cell/>
          <table:table-cell table:style-name="ce10"/>
          <table:table-cell table:number-columns-repeated="4"/>
          <table:table-cell table:style-name="ce10"/>
          <table:table-cell table:number-columns-repeated="1001"/>
        </table:table-row>
        <table:table-row table:style-name="ro1" table:number-rows-repeated="6">
          <table:table-cell table:style-name="Default" table:number-columns-repeated="22"/>
          <table:table-cell table:number-columns-repeated="1000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style-name="ce10"/>
          <table:table-cell table:number-columns-repeated="4"/>
          <table:table-cell table:style-name="ce10"/>
          <table:table-cell table:number-columns-repeated="2"/>
          <table:table-cell table:style-name="ce14"/>
          <table:table-cell/>
          <table:table-cell table:style-name="ce10"/>
          <table:table-cell table:style-name="Default" table:number-columns-repeated="4"/>
          <table:table-cell table:style-name="ce10"/>
          <table:table-cell table:number-columns-repeated="1001"/>
        </table:table-row>
        <table:table-row table:style-name="ro1" table:number-rows-repeated="6">
          <table:table-cell table:style-name="Default" table:number-columns-repeated="1022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lan2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1016" table:default-cell-style-name="Default"/>
        <table:table-row table:style-name="ro1">
          <table:table-cell table:style-name="ce1" office:value-type="string" calcext:value-type="string">
            <text:p>FUNGO</text:p>
          </table:table-cell>
          <table:table-cell table:style-name="ce1" office:value-type="string" calcext:value-type="string">
            <text:p>[] OE </text:p>
          </table:table-cell>
          <table:table-cell table:style-name="ce6" office:value-type="string" calcext:value-type="string">
            <text:p>O. odorifera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odo</text:p>
          </table:table-cell>
          <table:table-cell table:style-name="ce9" office:value-type="string" calcext:value-type="string">
            <text:p>dp_odo</text:p>
          </table:table-cell>
          <table:table-cell table:style-name="ce6" office:value-type="string" calcext:value-type="string">
            <text:p>O. diospyrifolia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dio</text:p>
          </table:table-cell>
          <table:table-cell table:style-name="ce9" office:value-type="string" calcext:value-type="string">
            <text:p>dp_dio</text:p>
          </table:table-cell>
          <table:table-cell table:style-name="ce6" office:value-type="string" calcext:value-type="string">
            <text:p>O. puberula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pub</text:p>
          </table:table-cell>
          <table:table-cell table:style-name="ce9" office:value-type="string" calcext:value-type="string">
            <text:p>dp_pub</text:p>
          </table:table-cell>
          <table:table-cell table:style-name="ce6" office:value-type="string" calcext:value-type="string">
            <text:p>C. dinisii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din</text:p>
          </table:table-cell>
          <table:table-cell table:style-name="ce9" office:value-type="string" calcext:value-type="string">
            <text:p>dp_din</text:p>
          </table:table-cell>
          <table:table-cell table:style-name="ce3" table:number-columns-repeated="1000"/>
          <table:table-cell table:number-columns-repeated="2"/>
        </table:table-row>
        <table:table-row table:style-name="ro2">
          <table:table-cell table:style-name="ce2" office:value-type="string" calcext:value-type="string">
            <text:p>Aspergillus flavus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7" office:value-type="float" office:value="9.9" calcext:value-type="float">
            <text:p>9,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.9" calcext:value-type="float">
            <text:p>11,9</text:p>
          </table:table-cell>
          <table:table-cell table:style-name="ce11" table:formula="of:=AVERAGE([.C2:.E2])" office:value-type="float" office:value="10.9333333333333" calcext:value-type="float">
            <text:p>10,93</text:p>
          </table:table-cell>
          <table:table-cell table:style-name="ce12" table:formula="of:=STDEV([.C2:.E2])" office:value-type="float" office:value="1.00166528008778" calcext:value-type="float">
            <text:p>1,00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5.1" calcext:value-type="float">
            <text:p>5,1</text:p>
          </table:table-cell>
          <table:table-cell table:style-name="ce10" office:value-type="float" office:value="4.56" calcext:value-type="float">
            <text:p>4,56</text:p>
          </table:table-cell>
          <table:table-cell table:style-name="ce12" table:formula="of:=STDEV([.H2:.J2])" office:value-type="float" office:value="1.60934769394311" calcext:value-type="float">
            <text:p>1,61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79" calcext:value-type="float">
            <text:p>0,79</text:p>
          </table:table-cell>
          <table:table-cell table:style-name="ce11" table:formula="of:=AVERAGE([.M2:.O2])" office:value-type="float" office:value="0.5" calcext:value-type="float">
            <text:p>0,50</text:p>
          </table:table-cell>
          <table:table-cell table:style-name="ce12" table:formula="of:=STDEV([.M2:.O2])" office:value-type="float" office:value="0.29" calcext:value-type="float">
            <text:p>0,29</text:p>
          </table:table-cell>
          <table:table-cell table:style-name="ce3" office:value-type="float" office:value="7" calcext:value-type="float">
            <text:p>7</text:p>
          </table:table-cell>
          <table:table-cell table:style-name="ce18" office:value-type="float" office:value="6.4" calcext:value-type="float">
            <text:p>6,4</text:p>
          </table:table-cell>
          <table:table-cell table:style-name="ce3" office:value-type="float" office:value="5.75" calcext:value-type="float">
            <text:p>5,75</text:p>
          </table:table-cell>
          <table:table-cell table:style-name="ce17" table:formula="of:=AVERAGE([.R2:.T2])" office:value-type="float" office:value="6.38333333333333" calcext:value-type="float">
            <text:p>6,38</text:p>
          </table:table-cell>
          <table:table-cell table:style-name="ce12" table:formula="of:=STDEV([.R2:.T2])" office:value-type="float" office:value="0.625166644450368" calcext:value-type="float">
            <text:p>0,63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6" calcext:value-type="percentage">
            <text:p>60%</text:p>
          </table:table-cell>
          <table:table-cell table:style-name="ce7" office:value-type="float" office:value="11.7" calcext:value-type="float">
            <text:p>11,7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2.4" calcext:value-type="float">
            <text:p>12,4</text:p>
          </table:table-cell>
          <table:table-cell table:style-name="ce11" table:formula="of:=AVERAGE([.C3:.E3])" office:value-type="float" office:value="12.0666666666667" calcext:value-type="float">
            <text:p>12,07</text:p>
          </table:table-cell>
          <table:table-cell table:style-name="ce12" table:formula="of:=STDEV([.C3:.E3])" office:value-type="float" office:value="0.351188458428425" calcext:value-type="float">
            <text:p>0,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8" calcext:value-type="float">
            <text:p>5,8</text:p>
          </table:table-cell>
          <table:table-cell table:style-name="ce10" office:value-type="float" office:value="6.03" calcext:value-type="float">
            <text:p>6,03</text:p>
          </table:table-cell>
          <table:table-cell table:style-name="ce12" table:formula="of:=STDEV([.H3:.J3])" office:value-type="float" office:value="1.50996688705415" calcext:value-type="float">
            <text:p>1,51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88" calcext:value-type="float">
            <text:p>0,88</text:p>
          </table:table-cell>
          <table:table-cell table:style-name="ce11" table:formula="of:=AVERAGE([.M3:.O3])" office:value-type="float" office:value="0.73" calcext:value-type="float">
            <text:p>0,73</text:p>
          </table:table-cell>
          <table:table-cell table:style-name="ce12" table:formula="of:=STDEV([.M3:.O3])" office:value-type="float" office:value="0.160934769394311" calcext:value-type="float">
            <text:p>0,16</text:p>
          </table:table-cell>
          <table:table-cell table:style-name="ce3" office:value-type="float" office:value="7.1" calcext:value-type="float">
            <text:p>7,1</text:p>
          </table:table-cell>
          <table:table-cell table:style-name="ce18" office:value-type="float" office:value="6.2" calcext:value-type="float">
            <text:p>6,2</text:p>
          </table:table-cell>
          <table:table-cell table:style-name="ce3" office:value-type="float" office:value="5.9" calcext:value-type="float">
            <text:p>5,9</text:p>
          </table:table-cell>
          <table:table-cell table:style-name="ce19" table:formula="of:=AVERAGE([.R3:.T3])" office:value-type="float" office:value="6.4" calcext:value-type="float">
            <text:p>6,4</text:p>
          </table:table-cell>
          <table:table-cell table:style-name="ce12" table:formula="of:=STDEV([.R3:.T3])" office:value-type="float" office:value="0.62449979983984" calcext:value-type="float">
            <text:p>0,62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7" calcext:value-type="percentage">
            <text:p>70%</text:p>
          </table:table-cell>
          <table:table-cell table:style-name="ce7" office:value-type="float" office:value="13.5" calcext:value-type="float">
            <text:p>13,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3.7" calcext:value-type="float">
            <text:p>13,7</text:p>
          </table:table-cell>
          <table:table-cell table:style-name="ce11" table:formula="of:=AVERAGE([.C4:.E4])" office:value-type="float" office:value="13.4" calcext:value-type="float">
            <text:p>13,40</text:p>
          </table:table-cell>
          <table:table-cell table:style-name="ce12" table:formula="of:=STDEV([.C4:.E4])" office:value-type="float" office:value="0.360555127546399" calcext:value-type="float">
            <text:p>0,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6.8" calcext:value-type="float">
            <text:p>6,8</text:p>
          </table:table-cell>
          <table:table-cell table:style-name="ce10" office:value-type="float" office:value="6.96" calcext:value-type="float">
            <text:p>6,96</text:p>
          </table:table-cell>
          <table:table-cell table:style-name="ce12" table:formula="of:=STDEV([.H4:.J4])" office:value-type="float" office:value="0.152752523165195" calcext:value-type="float">
            <text:p>0,15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1.33" calcext:value-type="float">
            <text:p>1,33</text:p>
          </table:table-cell>
          <table:table-cell table:style-name="ce3" office:value-type="float" office:value="0.77" calcext:value-type="float">
            <text:p>0,77</text:p>
          </table:table-cell>
          <table:table-cell table:style-name="ce11" table:formula="of:=AVERAGE([.M4:.O4])" office:value-type="float" office:value="1.10333333333333" calcext:value-type="float">
            <text:p>1,10</text:p>
          </table:table-cell>
          <table:table-cell table:style-name="ce12" table:formula="of:=STDEV([.M4:.O4])" office:value-type="float" office:value="0.29484459183328" calcext:value-type="float">
            <text:p>0,29</text:p>
          </table:table-cell>
          <table:table-cell table:style-name="ce3" office:value-type="float" office:value="10" calcext:value-type="float">
            <text:p>10</text:p>
          </table:table-cell>
          <table:table-cell table:style-name="ce18" office:value-type="float" office:value="6.6" calcext:value-type="float">
            <text:p>6,6</text:p>
          </table:table-cell>
          <table:table-cell table:style-name="ce3" office:value-type="float" office:value="4.2" calcext:value-type="float">
            <text:p>4,2</text:p>
          </table:table-cell>
          <table:table-cell table:style-name="ce17" table:formula="of:=AVERAGE([.R4:.T4])" office:value-type="float" office:value="6.93333333333333" calcext:value-type="float">
            <text:p>6,93</text:p>
          </table:table-cell>
          <table:table-cell table:style-name="ce12" table:formula="of:=STDEV([.R4:.T4])" office:value-type="float" office:value="2.91433239925259" calcext:value-type="float">
            <text:p>2,91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8" calcext:value-type="percentage">
            <text:p>80%</text:p>
          </table:table-cell>
          <table:table-cell table:style-name="ce7" office:value-type="float" office:value="14.1" calcext:value-type="float">
            <text:p>14,1</text:p>
          </table:table-cell>
          <table:table-cell table:style-name="ce7" office:value-type="float" office:value="14.5" calcext:value-type="float">
            <text:p>14,5</text:p>
          </table:table-cell>
          <table:table-cell table:style-name="ce7" office:value-type="float" office:value="14.8" calcext:value-type="float">
            <text:p>14,8</text:p>
          </table:table-cell>
          <table:table-cell table:style-name="ce11" table:formula="of:=AVERAGE([.C5:.E5])" office:value-type="float" office:value="14.4666666666667" calcext:value-type="float">
            <text:p>14,47</text:p>
          </table:table-cell>
          <table:table-cell table:style-name="ce12" table:formula="of:=STDEV([.C5:.E5])" office:value-type="float" office:value="0.351188458428425" calcext:value-type="float">
            <text:p>0,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.9" calcext:value-type="float">
            <text:p>12,9</text:p>
          </table:table-cell>
          <table:table-cell table:style-name="ce10" office:value-type="float" office:value="12.63" calcext:value-type="float">
            <text:p>12,63</text:p>
          </table:table-cell>
          <table:table-cell table:style-name="ce12" table:formula="of:=STDEV([.H5:.J5])" office:value-type="float" office:value="0.55075705472861" calcext:value-type="float">
            <text:p>0,55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AVERAGE([.M5:.O5])" office:value-type="float" office:value="2.1" calcext:value-type="float">
            <text:p>2,10</text:p>
          </table:table-cell>
          <table:table-cell table:style-name="ce12" table:formula="of:=STDEV([.M5:.O5])" office:value-type="float" office:value="0.1" calcext:value-type="float">
            <text:p>0,10</text:p>
          </table:table-cell>
          <table:table-cell table:style-name="ce3"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table:style-name="ce3" office:value-type="float" office:value="9.1" calcext:value-type="float">
            <text:p>9,1</text:p>
          </table:table-cell>
          <table:table-cell table:style-name="ce19" table:formula="of:=AVERAGE([.R5:.T5])" office:value-type="float" office:value="7.7" calcext:value-type="float">
            <text:p>7,7</text:p>
          </table:table-cell>
          <table:table-cell table:style-name="ce12" table:formula="of:=STDEV([.R5:.T5])" office:value-type="float" office:value="1.21243556529821" calcext:value-type="float">
            <text:p>1,21</text:p>
          </table:table-cell>
          <table:table-cell table:number-columns-repeated="1002"/>
        </table:table-row>
        <table:table-row table:style-name="ro2">
          <table:table-cell table:style-name="ce2"/>
          <table:table-cell table:style-name="ce4" office:value-type="percentage" office:value="0.9" calcext:value-type="percentage">
            <text:p>90%</text:p>
          </table:table-cell>
          <table:table-cell table:style-name="ce7" office:value-type="float" office:value="14.6" calcext:value-type="float">
            <text:p>14,6</text:p>
          </table:table-cell>
          <table:table-cell table:style-name="ce7" office:value-type="float" office:value="15.3" calcext:value-type="float">
            <text:p>15,3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AVERAGE([.C6:.E6])" office:value-type="float" office:value="14.9666666666667" calcext:value-type="float">
            <text:p>14,97</text:p>
          </table:table-cell>
          <table:table-cell table:style-name="ce12" table:formula="of:=STDEV([.C6:.E6])" office:value-type="float" office:value="0.351188458428425" calcext:value-type="float">
            <text:p>0,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.4" calcext:value-type="float">
            <text:p>13,4</text:p>
          </table:table-cell>
          <table:table-cell table:style-name="ce3" office:value-type="float" office:value="14.1" calcext:value-type="float">
            <text:p>14,1</text:p>
          </table:table-cell>
          <table:table-cell table:style-name="ce10" office:value-type="float" office:value="13.83" calcext:value-type="float">
            <text:p>13,83</text:p>
          </table:table-cell>
          <table:table-cell table:style-name="ce12" table:formula="of:=STDEV([.H6:.J6])" office:value-type="float" office:value="0.378593889720018" calcext:value-type="float">
            <text:p>0,38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4.12" calcext:value-type="float">
            <text:p>4,12</text:p>
          </table:table-cell>
          <table:table-cell table:style-name="ce3" office:value-type="float" office:value="3.86" calcext:value-type="float">
            <text:p>3,86</text:p>
          </table:table-cell>
          <table:table-cell table:style-name="ce11" table:formula="of:=AVERAGE([.M6:.O6])" office:value-type="float" office:value="3.79333333333333" calcext:value-type="float">
            <text:p>3,79</text:p>
          </table:table-cell>
          <table:table-cell table:style-name="ce12" table:formula="of:=STDEV([.M6:.O6])" office:value-type="float" office:value="0.364600237703342" calcext:value-type="float">
            <text:p>0,36</text:p>
          </table:table-cell>
          <table:table-cell table:style-name="ce3" office:value-type="float" office:value="15" calcext:value-type="float">
            <text:p>15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9" table:formula="of:=AVERAGE([.R6:.T6])" office:value-type="float" office:value="15" calcext:value-type="float">
            <text:p>15</text:p>
          </table:table-cell>
          <table:table-cell table:style-name="ce12" table:formula="of:=STDEV([.R6:.T6])" office:value-type="float" office:value="2" calcext:value-type="float">
            <text:p>2,00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4" office:value-type="percentage" office:value="1" calcext:value-type="percentage">
            <text:p>100%</text:p>
          </table:table-cell>
          <table:table-cell table:style-name="ce7" office:value-type="float" office:value="15.2" calcext:value-type="float">
            <text:p>15,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6.1" calcext:value-type="float">
            <text:p>16,1</text:p>
          </table:table-cell>
          <table:table-cell table:style-name="ce11" table:formula="of:=AVERAGE([.C7:.E7])" office:value-type="float" office:value="15.7666666666667" calcext:value-type="float">
            <text:p>15,77</text:p>
          </table:table-cell>
          <table:table-cell table:style-name="ce12" table:formula="of:=STDEV([.C7:.E7])" office:value-type="float" office:value="0.493288286231626" calcext:value-type="float">
            <text:p>0,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.8" calcext:value-type="float">
            <text:p>16,8</text:p>
          </table:table-cell>
          <table:table-cell table:style-name="ce10" office:value-type="float" office:value="16.6" calcext:value-type="float">
            <text:p>16,6</text:p>
          </table:table-cell>
          <table:table-cell table:style-name="ce12" table:formula="of:=STDEV([.H7:.J7])" office:value-type="float" office:value="0.529150262212918" calcext:value-type="float">
            <text:p>0,53</text:p>
          </table:table-cell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4.32" calcext:value-type="float">
            <text:p>4,32</text:p>
          </table:table-cell>
          <table:table-cell table:style-name="ce11" table:formula="of:=AVERAGE([.M7:.O7])" office:value-type="float" office:value="5.37333333333333" calcext:value-type="float">
            <text:p>5,37</text:p>
          </table:table-cell>
          <table:table-cell table:style-name="ce12" table:formula="of:=STDEV([.M7:.O7])" office:value-type="float" office:value="0.933880791821597" calcext:value-type="float">
            <text:p>0,93</text:p>
          </table:table-cell>
          <table:table-cell table:style-name="ce3" office:value-type="float" office:value="18.3" calcext:value-type="float">
            <text:p>18,3</text:p>
          </table:table-cell>
          <table:table-cell table:style-name="ce14" office:value-type="float" office:value="20.4" calcext:value-type="float">
            <text:p>20,4</text:p>
          </table:table-cell>
          <table:table-cell table:style-name="ce3" office:value-type="float" office:value="21.9" calcext:value-type="float">
            <text:p>21,9</text:p>
          </table:table-cell>
          <table:table-cell table:style-name="ce19" table:formula="of:=AVERAGE([.R7:.T7])" office:value-type="float" office:value="20.2" calcext:value-type="float">
            <text:p>20,2</text:p>
          </table:table-cell>
          <table:table-cell table:style-name="ce12" table:formula="of:=STDEV([.R7:.T7])" office:value-type="float" office:value="1.80831413200251" calcext:value-type="float">
            <text:p>1,81</text:p>
          </table:table-cell>
          <table:table-cell table:number-columns-repeated="100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 calcext:value-type="string">
            <text:p>FUNGO</text:p>
          </table:table-cell>
          <table:table-cell table:style-name="ce1" office:value-type="string" calcext:value-type="string">
            <text:p>[] OE </text:p>
          </table:table-cell>
          <table:table-cell table:style-name="ce6" office:value-type="string" calcext:value-type="string">
            <text:p>O. odorifera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odo</text:p>
          </table:table-cell>
          <table:table-cell table:style-name="ce9" office:value-type="string" calcext:value-type="string">
            <text:p>dp_odo</text:p>
          </table:table-cell>
          <table:table-cell table:style-name="ce6" office:value-type="string" calcext:value-type="string">
            <text:p>O. diospyrifolia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dio</text:p>
          </table:table-cell>
          <table:table-cell table:style-name="ce9" office:value-type="string" calcext:value-type="string">
            <text:p>dp_dio</text:p>
          </table:table-cell>
          <table:table-cell table:style-name="ce6" office:value-type="string" calcext:value-type="string">
            <text:p>O. puberula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pub</text:p>
          </table:table-cell>
          <table:table-cell table:style-name="ce9" office:value-type="string" calcext:value-type="string">
            <text:p>dp_pub</text:p>
          </table:table-cell>
          <table:table-cell table:style-name="ce6" office:value-type="string" calcext:value-type="string">
            <text:p>C. dinisii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ter</text:p>
          </table:table-cell>
          <table:table-cell table:style-name="ce9" office:value-type="string" calcext:value-type="string">
            <text:p>Media_din</text:p>
          </table:table-cell>
          <table:table-cell table:style-name="ce9" office:value-type="string" calcext:value-type="string">
            <text:p>dp_din</text:p>
          </table:table-cell>
          <table:table-cell table:style-name="ce3" table:number-columns-repeated="1000"/>
          <table:table-cell table:number-columns-repeated="2"/>
        </table:table-row>
        <table:table-row table:style-name="ro2">
          <table:table-cell table:style-name="ce2" office:value-type="string" calcext:value-type="string">
            <text:p>Penicillium crustosum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9.5" calcext:value-type="float">
            <text:p>9,5</text:p>
          </table:table-cell>
          <table:table-cell table:style-name="ce11" table:formula="of:=AVERAGE([.C2:.E2])" office:value-type="float" office:value="9.06666666666667" calcext:value-type="float">
            <text:p>9,07</text:p>
          </table:table-cell>
          <table:table-cell table:style-name="ce12" table:formula="of:=STDEV([.C2:.E2])" office:value-type="float" office:value="0.513160143944688" calcext:value-type="float">
            <text:p>0,51</text:p>
          </table:table-cell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.9" calcext:value-type="float">
            <text:p>6,9</text:p>
          </table:table-cell>
          <table:table-cell table:style-name="ce10" office:value-type="float" office:value="7.56" calcext:value-type="float">
            <text:p>7,56</text:p>
          </table:table-cell>
          <table:table-cell table:style-name="ce12" table:formula="of:=STDEV([.H2:.J2])" office:value-type="float" office:value="1.15036226178249" calcext:value-type="float">
            <text:p>1,15</text:p>
          </table:table-cell>
          <table:table-cell table:style-name="ce3" office:value-type="float" office:value="0.79" calcext:value-type="float">
            <text:p>0,79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1.23" calcext:value-type="float">
            <text:p>1,23</text:p>
          </table:table-cell>
          <table:table-cell table:style-name="ce11" table:formula="of:=AVERAGE([.M2:.O2])" office:value-type="float" office:value="0.93" calcext:value-type="float">
            <text:p>0,93</text:p>
          </table:table-cell>
          <table:table-cell table:style-name="ce12" table:formula="of:=STDEV([.M2:.O2])" office:value-type="float" office:value="0.26" calcext:value-type="float">
            <text:p>0,26</text:p>
          </table:table-cell>
          <table:table-cell table:style-name="ce3" office:value-type="float" office:value="8.9" calcext:value-type="float">
            <text:p>8,9</text:p>
          </table:table-cell>
          <table:table-cell table:style-name="ce18" office:value-type="float" office:value="15.31" calcext:value-type="float">
            <text:p>15,31</text:p>
          </table:table-cell>
          <table:table-cell table:style-name="ce3" office:value-type="float" office:value="21.11" calcext:value-type="float">
            <text:p>21,11</text:p>
          </table:table-cell>
          <table:table-cell table:style-name="ce17" table:formula="of:=AVERAGE([.R2:.T2])" office:value-type="float" office:value="15.1066666666667" calcext:value-type="float">
            <text:p>15,11</text:p>
          </table:table-cell>
          <table:table-cell table:style-name="ce12" table:formula="of:=STDEV([.R2:.T2])" office:value-type="float" office:value="6.10753905704526" calcext:value-type="float">
            <text:p>6,11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6" calcext:value-type="percentage">
            <text:p>60%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1.9" calcext:value-type="float">
            <text:p>11,9</text:p>
          </table:table-cell>
          <table:table-cell table:style-name="ce11" table:formula="of:=AVERAGE([.C3:.E3])" office:value-type="float" office:value="10.9666666666667" calcext:value-type="float">
            <text:p>10,97</text:p>
          </table:table-cell>
          <table:table-cell table:style-name="ce12" table:formula="of:=STDEV([.C3:.E3])" office:value-type="float" office:value="0.950438495292217" calcext:value-type="float">
            <text:p>0,95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8" calcext:value-type="float">
            <text:p>8,8</text:p>
          </table:table-cell>
          <table:table-cell table:style-name="ce10" office:value-type="float" office:value="8.63" calcext:value-type="float">
            <text:p>8,63</text:p>
          </table:table-cell>
          <table:table-cell table:style-name="ce12" table:formula="of:=STDEV([.H3:.J3])" office:value-type="float" office:value="1.53731367434669" calcext:value-type="float">
            <text:p>1,54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2.01" calcext:value-type="float">
            <text:p>2,01</text:p>
          </table:table-cell>
          <table:table-cell table:style-name="ce3" office:value-type="float" office:value="1.13" calcext:value-type="float">
            <text:p>1,13</text:p>
          </table:table-cell>
          <table:table-cell table:style-name="ce11" table:formula="of:=AVERAGE([.M3:.O3])" office:value-type="float" office:value="1.53" calcext:value-type="float">
            <text:p>1,53</text:p>
          </table:table-cell>
          <table:table-cell table:style-name="ce12" table:formula="of:=STDEV([.M3:.O3])" office:value-type="float" office:value="0.445421149026402" calcext:value-type="float">
            <text:p>0,45</text:p>
          </table:table-cell>
          <table:table-cell table:style-name="ce3" office:value-type="float" office:value="9.99" calcext:value-type="float">
            <text:p>9,99</text:p>
          </table:table-cell>
          <table:table-cell table:style-name="ce18" office:value-type="float" office:value="19.93" calcext:value-type="float">
            <text:p>19,93</text:p>
          </table:table-cell>
          <table:table-cell table:style-name="ce3" office:value-type="float" office:value="24.5" calcext:value-type="float">
            <text:p>24,5</text:p>
          </table:table-cell>
          <table:table-cell table:style-name="ce17" table:formula="of:=AVERAGE([.R3:.T3])" office:value-type="float" office:value="18.14" calcext:value-type="float">
            <text:p>18,14</text:p>
          </table:table-cell>
          <table:table-cell table:style-name="ce12" table:formula="of:=STDEV([.R3:.T3])" office:value-type="float" office:value="7.41876674387327" calcext:value-type="float">
            <text:p>7,42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7" calcext:value-type="percentage">
            <text:p>70%</text:p>
          </table:table-cell>
          <table:table-cell table:style-name="ce8" office:value-type="float" office:value="11.9" calcext:value-type="float">
            <text:p>11,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2.2" calcext:value-type="float">
            <text:p>12,2</text:p>
          </table:table-cell>
          <table:table-cell table:style-name="ce11" table:formula="of:=AVERAGE([.C4:.E4])" office:value-type="float" office:value="12.0333333333333" calcext:value-type="float">
            <text:p>12,03</text:p>
          </table:table-cell>
          <table:table-cell table:style-name="ce12" table:formula="of:=STDEV([.C4:.E4])" office:value-type="float" office:value="0.152752523165194" calcext:value-type="float">
            <text:p>0,1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9.4" calcext:value-type="float">
            <text:p>9,4</text:p>
          </table:table-cell>
          <table:table-cell table:style-name="ce12" table:formula="of:=STDEV([.H4:.J4])" office:value-type="float" office:value="0.529150262212918" calcext:value-type="float">
            <text:p>0,53</text:p>
          </table:table-cell>
          <table:table-cell table:style-name="ce3" office:value-type="float" office:value="3.12" calcext:value-type="float">
            <text:p>3,12</text:p>
          </table:table-cell>
          <table:table-cell table:style-name="ce3" office:value-type="float" office:value="2.57" calcext:value-type="float">
            <text:p>2,57</text:p>
          </table:table-cell>
          <table:table-cell table:style-name="ce3" office:value-type="float" office:value="1.07" calcext:value-type="float">
            <text:p>1,07</text:p>
          </table:table-cell>
          <table:table-cell table:style-name="ce11" table:formula="of:=AVERAGE([.M4:.O4])" office:value-type="float" office:value="2.25333333333333" calcext:value-type="float">
            <text:p>2,25</text:p>
          </table:table-cell>
          <table:table-cell table:style-name="ce12" table:formula="of:=STDEV([.M4:.O4])" office:value-type="float" office:value="1.0610529361598" calcext:value-type="float">
            <text:p>1,06</text:p>
          </table:table-cell>
          <table:table-cell table:style-name="ce3" office:value-type="float" office:value="15" calcext:value-type="float">
            <text:p>15</text:p>
          </table:table-cell>
          <table:table-cell table:style-name="ce18" office:value-type="float" office:value="19" calcext:value-type="float">
            <text:p>19</text:p>
          </table:table-cell>
          <table:table-cell table:style-name="ce3" office:value-type="float" office:value="23.99" calcext:value-type="float">
            <text:p>23,99</text:p>
          </table:table-cell>
          <table:table-cell table:style-name="ce17" table:formula="of:=AVERAGE([.R4:.T4])" office:value-type="float" office:value="19.33" calcext:value-type="float">
            <text:p>19,33</text:p>
          </table:table-cell>
          <table:table-cell table:style-name="ce12" table:formula="of:=STDEV([.R4:.T4])" office:value-type="float" office:value="4.50407593186438" calcext:value-type="float">
            <text:p>4,50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8" calcext:value-type="percentage">
            <text:p>80%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.9" calcext:value-type="float">
            <text:p>13,9</text:p>
          </table:table-cell>
          <table:table-cell table:style-name="ce8" office:value-type="float" office:value="14.5" calcext:value-type="float">
            <text:p>14,5</text:p>
          </table:table-cell>
          <table:table-cell table:style-name="ce11" table:formula="of:=AVERAGE([.C5:.E5])" office:value-type="float" office:value="13.8" calcext:value-type="float">
            <text:p>13,80</text:p>
          </table:table-cell>
          <table:table-cell table:style-name="ce12" table:formula="of:=STDEV([.C5:.E5])" office:value-type="float" office:value="0.754983443527075" calcext:value-type="float">
            <text:p>0,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table:style-name="ce3" table:formula="of:=STDEV([.H5:.J5])" office:value-type="float" office:value="2" calcext:value-type="float">
            <text:p>2</text:p>
          </table:table-cell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4.37" calcext:value-type="float">
            <text:p>4,37</text:p>
          </table:table-cell>
          <table:table-cell table:style-name="ce3" office:value-type="float" office:value="6.11" calcext:value-type="float">
            <text:p>6,11</text:p>
          </table:table-cell>
          <table:table-cell table:style-name="ce11" table:formula="of:=AVERAGE([.M5:.O5])" office:value-type="float" office:value="5.23" calcext:value-type="float">
            <text:p>5,23</text:p>
          </table:table-cell>
          <table:table-cell table:style-name="ce12" table:formula="of:=STDEV([.M5:.O5])" office:value-type="float" office:value="0.870172396712284" calcext:value-type="float">
            <text:p>0,87</text:p>
          </table:table-cell>
          <table:table-cell table:style-name="ce3" office:value-type="float" office:value="10.9" calcext:value-type="float">
            <text:p>10,9</text:p>
          </table:table-cell>
          <table:table-cell table:style-name="ce18" office:value-type="float" office:value="20.1" calcext:value-type="float">
            <text:p>20,1</text:p>
          </table:table-cell>
          <table:table-cell table:style-name="ce3" office:value-type="float" office:value="27" calcext:value-type="float">
            <text:p>27</text:p>
          </table:table-cell>
          <table:table-cell table:style-name="ce17" table:formula="of:=AVERAGE([.R5:.T5])" office:value-type="float" office:value="19.3333333333333" calcext:value-type="float">
            <text:p>19,33</text:p>
          </table:table-cell>
          <table:table-cell table:style-name="ce12" table:formula="of:=STDEV([.R5:.T5])" office:value-type="float" office:value="8.07733454385377" calcext:value-type="float">
            <text:p>8,08</text:p>
          </table:table-cell>
          <table:table-cell table:number-columns-repeated="2"/>
          <table:table-cell table:style-name="ce3" table:number-columns-repeated="1000"/>
        </table:table-row>
        <table:table-row table:style-name="ro2">
          <table:table-cell table:style-name="ce10"/>
          <table:table-cell table:style-name="ce4" office:value-type="percentage" office:value="0.9" calcext:value-type="percentage">
            <text:p>90%</text:p>
          </table:table-cell>
          <table:table-cell table:style-name="ce8" office:value-type="float" office:value="14.8" calcext:value-type="float">
            <text:p>14,8</text:p>
          </table:table-cell>
          <table:table-cell table:style-name="ce8" office:value-type="float" office:value="15.3" calcext:value-type="float">
            <text:p>15,3</text:p>
          </table:table-cell>
          <table:table-cell table:style-name="ce8" office:value-type="float" office:value="16" calcext:value-type="float">
            <text:p>16</text:p>
          </table:table-cell>
          <table:table-cell table:style-name="ce11" table:formula="of:=AVERAGE([.C6:.E6])" office:value-type="float" office:value="15.3666666666667" calcext:value-type="float">
            <text:p>15,37</text:p>
          </table:table-cell>
          <table:table-cell table:style-name="ce12" table:formula="of:=STDEV([.C6:.E6])" office:value-type="float" office:value="0.60277137733417" calcext:value-type="float">
            <text:p>0,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0" office:value-type="float" office:value="15.66" calcext:value-type="float">
            <text:p>15,66</text:p>
          </table:table-cell>
          <table:table-cell table:style-name="ce12" table:formula="of:=STDEV([.H6:.J6])" office:value-type="float" office:value="1.15470053837925" calcext:value-type="float">
            <text:p>1,15</text:p>
          </table:table-cell>
          <table:table-cell table:style-name="ce3" office:value-type="float" office:value="5.34" calcext:value-type="float">
            <text:p>5,34</text:p>
          </table:table-cell>
          <table:table-cell table:style-name="ce3" office:value-type="float" office:value="4.27" calcext:value-type="float">
            <text:p>4,27</text:p>
          </table:table-cell>
          <table:table-cell table:style-name="ce3" office:value-type="float" office:value="6.5" calcext:value-type="float">
            <text:p>6,5</text:p>
          </table:table-cell>
          <table:table-cell table:style-name="ce11" table:formula="of:=AVERAGE([.M6:.O6])" office:value-type="float" office:value="5.37" calcext:value-type="float">
            <text:p>5,37</text:p>
          </table:table-cell>
          <table:table-cell table:style-name="ce12" table:formula="of:=STDEV([.M6:.O6])" office:value-type="float" office:value="1.1153026495082" calcext:value-type="float">
            <text:p>1,12</text:p>
          </table:table-cell>
          <table:table-cell table:style-name="ce3" office:value-type="float" office:value="20.44" calcext:value-type="float">
            <text:p>20,44</text:p>
          </table:table-cell>
          <table:table-cell table:style-name="ce18" office:value-type="float" office:value="25.5" calcext:value-type="float">
            <text:p>25,5</text:p>
          </table:table-cell>
          <table:table-cell table:style-name="ce3" office:value-type="float" office:value="27.5" calcext:value-type="float">
            <text:p>27,5</text:p>
          </table:table-cell>
          <table:table-cell table:style-name="ce17" table:formula="of:=AVERAGE([.R6:.T6])" office:value-type="float" office:value="24.48" calcext:value-type="float">
            <text:p>24,48</text:p>
          </table:table-cell>
          <table:table-cell table:style-name="ce12" table:formula="of:=STDEV([.R6:.T6])" office:value-type="float" office:value="3.63884597090891" calcext:value-type="float">
            <text:p>3,64</text:p>
          </table:table-cell>
          <table:table-cell table:number-columns-repeated="2"/>
          <table:table-cell table:style-name="ce3" table:number-columns-repeated="1000"/>
        </table:table-row>
        <table:table-row table:style-name="ro1">
          <table:table-cell table:style-name="ce10"/>
          <table:table-cell table:style-name="ce4" office:value-type="percentage" office:value="1" calcext:value-type="percentage">
            <text:p>100%</text:p>
          </table:table-cell>
          <table:table-cell table:style-name="ce8" office:value-type="float" office:value="15.9" calcext:value-type="float">
            <text:p>15,9</text:p>
          </table:table-cell>
          <table:table-cell table:style-name="ce8" office:value-type="float" office:value="16.5" calcext:value-type="float">
            <text:p>16,5</text:p>
          </table:table-cell>
          <table:table-cell table:style-name="ce8" office:value-type="float" office:value="17.3" calcext:value-type="float">
            <text:p>17,3</text:p>
          </table:table-cell>
          <table:table-cell table:style-name="ce11" table:formula="of:=AVERAGE([.C7:.E7])" office:value-type="float" office:value="16.5666666666667" calcext:value-type="float">
            <text:p>16,57</text:p>
          </table:table-cell>
          <table:table-cell table:style-name="ce12" table:formula="of:=STDEV([.C7:.E7])" office:value-type="float" office:value="0.702376916856849" calcext:value-type="float">
            <text:p>0,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10" office:value-type="float" office:value="18.33" calcext:value-type="float">
            <text:p>18,33</text:p>
          </table:table-cell>
          <table:table-cell table:style-name="ce12" table:formula="of:=STDEV([.H7:.J7])" office:value-type="float" office:value="1.52752523165195" calcext:value-type="float">
            <text:p>1,53</text:p>
          </table:table-cell>
          <table:table-cell table:style-name="ce3" office:value-type="float" office:value="6.12" calcext:value-type="float">
            <text:p>6,12</text:p>
          </table:table-cell>
          <table:table-cell table:style-name="ce3" office:value-type="float" office:value="7.33" calcext:value-type="float">
            <text:p>7,33</text:p>
          </table:table-cell>
          <table:table-cell table:style-name="ce3" office:value-type="float" office:value="8.91" calcext:value-type="float">
            <text:p>8,91</text:p>
          </table:table-cell>
          <table:table-cell table:style-name="ce11" table:formula="of:=AVERAGE([.M7:.O7])" office:value-type="float" office:value="7.45333333333333" calcext:value-type="float">
            <text:p>7,45</text:p>
          </table:table-cell>
          <table:table-cell table:style-name="ce12" table:formula="of:=STDEV([.M7:.O7])" office:value-type="float" office:value="1.39908303303747" calcext:value-type="float">
            <text:p>1,40</text:p>
          </table:table-cell>
          <table:table-cell table:style-name="ce3" office:value-type="float" office:value="24" calcext:value-type="float">
            <text:p>24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17" table:formula="of:=AVERAGE([.R7:.T7])" office:value-type="float" office:value="30" calcext:value-type="float">
            <text:p>30,00</text:p>
          </table:table-cell>
          <table:table-cell table:style-name="ce12" table:formula="of:=STDEV([.R7:.T7])" office:value-type="float" office:value="5.56776436283002" calcext:value-type="float">
            <text:p>5,57</text:p>
          </table:table-cell>
          <table:table-cell table:number-columns-repeated="2"/>
          <table:table-cell table:style-name="ce3" table:number-columns-repeated="100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1:03:37.459419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creation-date>2018-05-02T18:57:17</meta:creation-date>
    <dc:date>2018-05-08T11:04:36.224318606</dc:date>
    <meta:generator>LibreOffice/6.0.3.2$Linux_X86_64 LibreOffice_project/00m0$Build-2</meta:generator>
    <meta:editing-duration>PT10M34S</meta:editing-duration>
    <meta:editing-cycles>4</meta:editing-cycles>
    <meta:document-statistic meta:table-count="3" meta:cell-count="447" meta:object-count="0"/>
    <meta:user-defined meta:name="AppVersion">16.0300</meta:user-defined>
  </office:meta>
</office:document-meta>
</file>